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</text:span><text:bookmark text:name="_GoBack"/><text:span text:style-name="T3">.5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414</text:span></text:p>
      <text:p text:style-name="P10"/>
      <text:p text:style-name="Standard"><text:span text:style-name="T4">שם העסק/מבנה</text:span><text:span text:style-name="T1"> <text:s text:c="3"/>מגורים רב קומות </text:span></text:p>
      <text:p text:style-name="P11"/>
      <text:p text:style-name="Standard"><text:span text:style-name="T4">כתובת</text:span><text:span text:style-name="T1"> <text:s text:c="4"/>ליבין יוסף ורסיה 3</text:span></text:p>
      <text:p text:style-name="P11"/>
      <text:p text:style-name="Standard"><text:span text:style-name="T4">טלפון</text:span><text:span text:style-name="T1"> <text:s text:c="18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 קיים</text:span></text:p>
      <text:p text:style-name="P4"/>
      <text:p text:style-name="Standard"><text:span text:style-name="T4">מיקום ברזי כיבוי עיקריים "3</text:span><text:span text:style-name="T1"> <text:s text:c="5"/></text:span></text:p>
      <text:p text:style-name="Standard"><text:span text:style-name="T1"><text:s text:c="55"/>גמל מים חזית דרומית עמדת סניקה.</text:span></text:p>
      <text:p text:style-name="Standard"><text:span text:style-name="T1"><text:s text:c="55"/>רחבת היערכות חזית מזרחית <text:s/>וחזית צפון מערבית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1-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דרום מערבית נפח 4000 גלון. (פז גז)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קומת חניון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קומת חניון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עליון ותחתון <text:s text:c="3"/>(קומת חניון ובקומת הגג.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שאבות בחניון ובגג מגוף שליטה ספרינקלרים נמצא בכול קומה.</text:span></text:p>
          </table:table-cell>
        </table:table-row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P5"><text:soft-page-break/>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2-01-05T11:00:00</meta:print-date>
    <meta:creation-date>2014-05-04T13:07:00</meta:creation-date>
    <dc:date>2014-05-05T05:20:00</dc:date>
    <meta:editing-duration>PT5S</meta:editing-duration>
    <meta:generator>OpenOffice/4.0.1$Win32 OpenOffice.org_project/401m5$Build-9714</meta:generator>
    <meta:document-statistic meta:table-count="6" meta:image-count="0" meta:object-count="0" meta:page-count="2" meta:paragraph-count="57" meta:word-count="183" meta:character-count="18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